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rix Slab Regular" svg:font-family="'Brix Slab Regular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font-name="Brix Slab Regular"/>
    </style:style>
    <style:style style:name="P2" style:family="paragraph" style:parent-style-name="Heading_20_3">
      <style:text-properties style:font-name="Brix Slab Regular"/>
    </style:style>
    <style:style style:name="P3" style:family="paragraph" style:parent-style-name="Heading_20_4">
      <style:text-properties style:font-name="Brix Slab Regular"/>
    </style:style>
    <style:style style:name="P4" style:family="paragraph" style:parent-style-name="Heading_20_5">
      <style:text-properties style:font-name="Brix Slab Regular"/>
    </style:style>
    <style:style style:name="P5" style:family="paragraph" style:parent-style-name="Standard">
      <style:text-properties style:font-name="Brix Slab Regular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in" fo:margin-bottom="0in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in" fo:margin-bottom="0in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7">
      <style:paragraph-properties fo:margin-top="0in" fo:margin-bottom="0in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8">
      <style:paragraph-properties fo:margin-top="0in" fo:margin-bottom="0in" style:contextual-spacing="false"/>
    </style:style>
    <style:style style:name="P22" style:family="paragraph" style:parent-style-name="Text_20_body" style:list-style-name="L9"/>
    <style:style style:name="P23" style:family="paragraph" style:parent-style-name="Text_20_body" style:list-style-name="L9">
      <style:paragraph-properties fo:margin-top="0in" fo:margin-bottom="0in" style:contextual-spacing="false"/>
    </style:style>
    <style:style style:name="P24" style:family="paragraph" style:parent-style-name="Text_20_body" style:list-style-name="L8">
      <style:paragraph-properties fo:margin-top="0in" fo:margin-bottom="0in" style:contextual-spacing="false"/>
      <style:text-properties style:font-name="Brix Slab Regular"/>
    </style:style>
    <style:style style:name="T1" style:family="text">
      <style:text-properties style:font-name="Brix Slab Regula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das </text:span><text:span text:style-name="Strong_20_Emphasis"><text:span text:style-name="T1">senseBox Kabel (JST PHR4) - 200mm</text:span></text:span><text:span text:style-name="T1"> ist ein Verbindungskabel, das speziell für die Verbindung von Sensoren und Modulen mit der senseBox MCU entwickelt wurde. Es nutzt den JST PHR-4 Stecker, der weit verbreitet in der Elektronik ist, um zuverlässige elektrische Verbindungen zu gewährleisten. Das Kabel hat eine Länge von 200 mm und ist geeignet für die Daten- und Stromübertragung innerhalb des senseBox Systems.</text:span></text:p>
      <text:h text:style-name="P2" text:outline-level="3">Ausführliches Datenblatt für das senseBox Kabel (JST PHR4) - 200mm</text:h>
      <text:h text:style-name="P3" text:outline-level="4">Allgemeine Informationen</text:h>
      <text:list xml:id="list2642669959" text:style-name="L1">
        <text:list-item>
          <text:p text:style-name="P7"><text:span text:style-name="Strong_20_Emphasis"><text:span text:style-name="T1">Produktname:</text:span></text:span><text:span text:style-name="T1"> senseBox Kabel (JST PHR4) - 200mm</text:span></text:p>
        </text:list-item>
        <text:list-item>
          <text:p text:style-name="P7"><text:span text:style-name="Strong_20_Emphasis"><text:span text:style-name="T1">Hersteller:</text:span></text:span><text:span text:style-name="T1"> senseBox</text:span></text:p>
        </text:list-item>
        <text:list-item>
          <text:p text:style-name="P7"><text:span text:style-name="Strong_20_Emphasis"><text:span text:style-name="T1">Typ:</text:span></text:span><text:span text:style-name="T1"> Verbindungskabel</text:span></text:p>
        </text:list-item>
        <text:list-item>
          <text:p text:style-name="P6"><text:span text:style-name="Strong_20_Emphasis"><text:span text:style-name="T1">Einsatzbereiche:</text:span></text:span><text:span text:style-name="T1"> Verbindungszwecke innerhalb der senseBox-Plattform, insbesondere zur Daten- und Stromübertragung zwischen Sensoren/Modulen und der senseBox MCU</text:span></text:p>
        </text:list-item>
      </text:list>
      <text:h text:style-name="P3" text:outline-level="4">Technische Spezifikationen</text:h>
      <text:h text:style-name="P4" text:outline-level="5">Kabel- und Stecker-Eigenschaften</text:h>
      <text:list xml:id="list2061178243" text:style-name="L2">
        <text:list-item>
          <text:p text:style-name="P9"><text:span text:style-name="Strong_20_Emphasis"><text:span text:style-name="T1">Kabeltyp:</text:span></text:span><text:span text:style-name="T1"> Mehradriges Anschlusskabel</text:span></text:p>
        </text:list-item>
        <text:list-item>
          <text:p text:style-name="P9"><text:span text:style-name="Strong_20_Emphasis"><text:span text:style-name="T1">Steckertyp:</text:span></text:span><text:span text:style-name="T1"> JST PHR-4 Stecker</text:span></text:p>
          <text:list>
            <text:list-item>
              <text:p text:style-name="P9"><text:span text:style-name="Strong_20_Emphasis"><text:span text:style-name="T1">Steckerbelegung:</text:span></text:span><text:span text:style-name="T1"> 4-polig</text:span></text:p>
            </text:list-item>
            <text:list-item>
              <text:p text:style-name="P9"><text:span text:style-name="Strong_20_Emphasis"><text:span text:style-name="T1">Pinabstand:</text:span></text:span><text:span text:style-name="T1"> 2.0 mm (Pitch)</text:span></text:p>
            </text:list-item>
          </text:list>
        </text:list-item>
        <text:list-item>
          <text:p text:style-name="P9"><text:span text:style-name="Strong_20_Emphasis"><text:span text:style-name="T1">Kabellänge:</text:span></text:span><text:span text:style-name="T1"> 200 mm (20 cm)</text:span></text:p>
        </text:list-item>
        <text:list-item>
          <text:p text:style-name="P9"><text:span text:style-name="Strong_20_Emphasis"><text:span text:style-name="T1">Leiterquerschnitt:</text:span></text:span><text:span text:style-name="T1"> Typischerweise AWG28</text:span></text:p>
        </text:list-item>
        <text:list-item>
          <text:p text:style-name="P9"><text:span text:style-name="Strong_20_Emphasis"><text:span text:style-name="T1">Isolationsmaterial:</text:span></text:span><text:span text:style-name="T1"> PVC oder ähnliche Kunststoffe</text:span></text:p>
        </text:list-item>
        <text:list-item>
          <text:p text:style-name="P8"><text:span text:style-name="Strong_20_Emphasis"><text:span text:style-name="T1">Farbe:</text:span></text:span><text:span text:style-name="T1"> Typisch weiß, mit farblich kodierten Leitern zur Unterscheidung der Signale</text:span></text:p>
        </text:list-item>
      </text:list>
      <text:h text:style-name="P4" text:outline-level="5">Elektrische Eigenschaften</text:h>
      <text:list xml:id="list889063871" text:style-name="L3">
        <text:list-item>
          <text:p text:style-name="P11"><text:span text:style-name="Strong_20_Emphasis"><text:span text:style-name="T1">Betriebsspannung:</text:span></text:span><text:span text:style-name="T1"> Bis zu 250V (abhängig von der Isolationsspezifikation)</text:span></text:p>
        </text:list-item>
        <text:list-item>
          <text:p text:style-name="P11"><text:span text:style-name="Strong_20_Emphasis"><text:span text:style-name="T1">Stromtragfähigkeit:</text:span></text:span><text:span text:style-name="T1"> Maximal 1 A pro Leitung (je nach AWG und Temperaturbedingungen)</text:span></text:p>
        </text:list-item>
        <text:list-item>
          <text:p text:style-name="P11"><text:span text:style-name="Strong_20_Emphasis"><text:span text:style-name="T1">Kontaktwiderstand:</text:span></text:span><text:span text:style-name="T1"> Weniger als 20 mΩ</text:span></text:p>
        </text:list-item>
        <text:list-item>
          <text:p text:style-name="P10"><text:span text:style-name="Strong_20_Emphasis"><text:span text:style-name="T1">Isolationswiderstand:</text:span></text:span><text:span text:style-name="T1"> Mehr als 1000 MΩ bei 500VDC</text:span></text:p>
        </text:list-item>
      </text:list>
      <text:h text:style-name="P4" text:outline-level="5">Mechanische Eigenschaften</text:h>
      <text:list xml:id="list4052094886" text:style-name="L4">
        <text:list-item>
          <text:p text:style-name="P13"><text:span text:style-name="Strong_20_Emphasis"><text:span text:style-name="T1">Zugfestigkeit:</text:span></text:span><text:span text:style-name="T1"> Ausreichend für normale Handhabung und Installation</text:span></text:p>
        </text:list-item>
        <text:list-item>
          <text:p text:style-name="P13"><text:span text:style-name="Strong_20_Emphasis"><text:span text:style-name="T1">Flexibilität:</text:span></text:span><text:span text:style-name="T1"> Geeignet für wiederholtes Ein- und Ausstecken</text:span></text:p>
        </text:list-item>
        <text:list-item>
          <text:p text:style-name="P12"><text:span text:style-name="Strong_20_Emphasis"><text:span text:style-name="T1">Temperaturbereich:</text:span></text:span><text:span text:style-name="T1"> -25°C bis +85°C (je nach Material der Isolation)</text:span></text:p>
        </text:list-item>
      </text:list>
      <text:h text:style-name="P3" text:outline-level="4">Funktionen und Merkmale</text:h>
      <text:list xml:id="list1403148852" text:style-name="L5">
        <text:list-item>
          <text:p text:style-name="P15"><text:span text:style-name="Strong_20_Emphasis"><text:span text:style-name="T1">Zuverlässige Verbindung:</text:span></text:span><text:span text:style-name="T1"> Sorgt für sichere und stabile Verbindungen zwischen Sensoren/Modulen und der senseBox MCU.</text:span></text:p>
        </text:list-item>
        <text:list-item>
          <text:p text:style-name="P15"><text:span text:style-name="Strong_20_Emphasis"><text:span text:style-name="T1">Einfache Handhabung:</text:span></text:span><text:span text:style-name="T1"> Plug-and-Play-Funktionalität durch standardisierte Steckverbindungen.</text:span></text:p>
        </text:list-item>
        <text:list-item>
          <text:p text:style-name="P14"><text:soft-page-break/><text:span text:style-name="Strong_20_Emphasis"><text:span text:style-name="T1">Vielseitige Anwendung:</text:span></text:span><text:span text:style-name="T1"> Kann für eine Vielzahl von Sensoren und Modulen innerhalb der senseBox-Plattform verwendet werden.</text:span></text:p>
        </text:list-item>
      </text:list>
      <text:h text:style-name="P3" text:outline-level="4">Anwendungsbereiche</text:h>
      <text:list xml:id="list1999664788" text:style-name="L6">
        <text:list-item>
          <text:p text:style-name="P17"><text:span text:style-name="Strong_20_Emphasis"><text:span text:style-name="T1">Datenübertragung:</text:span></text:span><text:span text:style-name="T1"> Überträgt digitale und analoge Signale zwischen Sensoren und der senseBox MCU.</text:span></text:p>
        </text:list-item>
        <text:list-item>
          <text:p text:style-name="P17"><text:span text:style-name="Strong_20_Emphasis"><text:span text:style-name="T1">Stromversorgung:</text:span></text:span><text:span text:style-name="T1"> Liefert Strom an angeschlossene Sensoren und Module.</text:span></text:p>
        </text:list-item>
        <text:list-item>
          <text:p text:style-name="P16"><text:span text:style-name="Strong_20_Emphasis"><text:span text:style-name="T1">Prototyping und Entwicklung:</text:span></text:span><text:span text:style-name="T1"> Ideal für Entwickler und Bastler, die an Projekten mit der senseBox arbeiten.</text:span></text:p>
        </text:list-item>
      </text:list>
      <text:h text:style-name="P3" text:outline-level="4">Sicherheits- und Nutzungsrichtlinien</text:h>
      <text:list xml:id="list2741592228" text:style-name="L7">
        <text:list-item>
          <text:p text:style-name="P19"><text:span text:style-name="Strong_20_Emphasis"><text:span text:style-name="T1">Korrekte Polarität:</text:span></text:span><text:span text:style-name="T1"> Sicherstellen, dass die Kabel richtig herum angeschlossen werden, um Fehlfunktionen oder Schäden an den Geräten zu vermeiden.</text:span></text:p>
        </text:list-item>
        <text:list-item>
          <text:p text:style-name="P19"><text:span text:style-name="Strong_20_Emphasis"><text:span text:style-name="T1">Mechanische Belastung:</text:span></text:span><text:span text:style-name="T1"> Vermeiden Sie übermäßige mechanische Belastungen oder scharfe Knicke im Kabel, um Beschädigungen zu verhindern.</text:span></text:p>
        </text:list-item>
        <text:list-item>
          <text:p text:style-name="P18"><text:span text:style-name="Strong_20_Emphasis"><text:span text:style-name="T1">Umgebung:</text:span></text:span><text:span text:style-name="T1"> Schutz vor extremen Umgebungsbedingungen wie hohen Temperaturen oder Feuchtigkeit, die die Integrität der Verbindung beeinträchtigen könnten.</text:span></text:p>
        </text:list-item>
      </text:list>
      <text:h text:style-name="P3" text:outline-level="4">Verpackung und Lieferung</text:h>
      <text:list xml:id="list1772272460" text:style-name="L8">
        <text:list-item>
          <text:p text:style-name="P21"><text:span text:style-name="Strong_20_Emphasis"><text:span text:style-name="T1">Lieferumfang:</text:span></text:span></text:p>
          <text:list>
            <text:list-item>
              <text:p text:style-name="P24">1 x senseBox Kabel (JST PHR4) - 200mm</text:p>
            </text:list-item>
          </text:list>
        </text:list-item>
        <text:list-item>
          <text:p text:style-name="P20"><text:span text:style-name="Strong_20_Emphasis"><text:span text:style-name="T1">Verpackung:</text:span></text:span><text:span text:style-name="T1"> Antistatische Verpackung zum Schutz vor elektrostatischen Entladungen während des Transports</text:span></text:p>
        </text:list-item>
      </text:list>
      <text:h text:style-name="P3" text:outline-level="4">Hinweise und Empfehlungen</text:h>
      <text:list xml:id="list4082380509" text:style-name="L9">
        <text:list-item>
          <text:p text:style-name="P23"><text:span text:style-name="Strong_20_Emphasis"><text:span text:style-name="T1">Kompatibilität:</text:span></text:span><text:span text:style-name="T1"> Geeignet für alle senseBox Sensoren und Module mit JST PHR-4 Anschluss.</text:span></text:p>
        </text:list-item>
        <text:list-item>
          <text:p text:style-name="P23"><text:span text:style-name="Strong_20_Emphasis"><text:span text:style-name="T1">Ersatz und Wartung:</text:span></text:span><text:span text:style-name="T1"> Regelmäßige Überprüfung der Kabel auf Beschädigungen und Abnutzung. Bei Bedarf ersetzen, um eine sichere und zuverlässige Verbindung zu gewährleisten.</text:span></text:p>
        </text:list-item>
        <text:list-item>
          <text:p text:style-name="P22"><text:span text:style-name="Strong_20_Emphasis"><text:span text:style-name="T1">Lagerung:</text:span></text:span><text:span text:style-name="T1"> An einem trockenen und kühlen Ort lagern, um die Lebensdauer des Kabels zu verlängern.</text:span></text:p>
        </text:list-item>
      </text:list>
      <text:p text:style-name="P1"/>
      <text:p text:style-name="Text_20_body"><text:span text:style-name="Strong_20_Emphasis"><text:span text:style-name="T1">Hinweis:</text:span></text:span><text:span text:style-name="T1"> Dieses ausführliche Datenblatt bietet eine detaillierte Übersicht über die technischen Spezifikationen, Funktionen und Anwendungsmöglichkeiten des senseBox Kabels (JST PHR4) - 200mm. Für spezifische Anwendungen und detaillierte technische Informationen wird empfohlen, die vollständige technische Dokumentation und Benutzerhandbücher zu konsultieren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rix Slab Regular" svg:font-family="'Brix Slab Regular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2:17:07.677112784</meta:creation-date>
    <dc:date>2024-07-30T12:17:38.354615401</dc:date>
    <meta:editing-duration>PT32S</meta:editing-duration>
    <meta:editing-cycles>1</meta:editing-cycles>
    <meta:document-statistic meta:table-count="0" meta:image-count="0" meta:object-count="0" meta:page-count="2" meta:paragraph-count="47" meta:word-count="480" meta:character-count="3655" meta:non-whitespace-character-count="3256"/>
    <meta:generator>LibreOffice/7.3.7.2$Linux_X86_64 LibreOffice_project/30$Build-2</meta:generator>
  </office:meta>
</office:document-meta>
</file>